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50%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officeooo:rsid="00560d95" officeooo:paragraph-rsid="00560d95"/>
    </style:style>
    <style:style style:name="P3" style:family="paragraph" style:parent-style-name="Text_20_body">
      <style:paragraph-properties fo:margin-top="0cm" fo:margin-bottom="0cm" loext:contextual-spacing="false" fo:line-height="100%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officeooo:paragraph-rsid="00560d95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fo:font-weight="bold" style:font-weight-asian="bold" style:font-weight-complex="bold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officeooo:rsid="00590d9e" officeooo:paragraph-rsid="00590d9e"/>
    </style:style>
    <style:style style:name="T1" style:family="text">
      <style:text-properties officeooo:rsid="005333ca"/>
    </style:style>
    <style:style style:name="T2" style:family="text">
      <style:text-properties officeooo:rsid="00560d9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Практическая задача</text:p>
      <text:p text:style-name="P6"/>
      <text:p text:style-name="P6">Задание:</text:p>
      <text:p text:style-name="P6">1. Написать Rest-контроллеры для вашего приложения.</text:p>
      <text:p text:style-name="P6">2. Переписать вывод (заполнение) таблицы, модальных окон и т.д. на JS c помощью Fetch API, допускается использование JQuery.</text:p>
      <text:p text:style-name="P6">3. При любых изменениях данных страница приложения не должна перезагружаться!</text:p>
      <text:p text:style-name="P6"/>
      <text:p text:style-name="P6">Ссылки:</text:p>
      <text:p text:style-name="P6">https://learn.javascript.ru/fetch</text:p>
      <text:p text:style-name="P6">https://habr.com/ru/company/otus/blog/440046/</text:p>
      <text:p text:style-name="P4"/>
      <text:p text:style-name="P6">3.1.3</text:p>
      <text:p text:style-name="P6"><text:s/></text:p>
      <text:p text:style-name="P6">Проблемы и решения, с которыми вы можете столкнуться:</text:p>
      <text:p text:style-name="P6">0) После добавления/изменения пользователя - создавайте/обновляйте только одну строку в таблице, не нужно убивать таблицу полностью, а затем создавать ее заново.</text:p>
      <text:p text:style-name="P6">1) Если после fetch POST/PUT запроса на сервер у вас не подгружается юзер при нажатии на кнопку edit/delete, то замените метод jQuery.click() на jQuery.on('click', 'точтовы_прослушиваете', function(){}).</text:p>
      <text:p text:style-name="P6">Проблема заключается в том, что метод .click() работает только с теми элементами, которые были подгружены ПОСЛЕ перезагрузки страницы браузера, а .on() - со всеми элементами, даже будущими, что появятся без перезагрузки страницы.</text:p>
      <text:p text:style-name="P6">2) Если после изменении юзера - у вас посыпятся странные баги по типу "таблица создалась два раза"/"запись добавилась дважды" и др. - проверьте, что <text:s/>внутри .on('click') нет функции, которая внутри себя содержит еще .on('click'). Вот эти баги из-за таких вложенных конструкций :)</text:p>
      <text:p text:style-name="P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4T12:41:10.820090499</meta:creation-date>
    <meta:generator>LibreOffice/4.3.3.2$Linux_X86_64 LibreOffice_project/430m0$Build-2</meta:generator>
    <dc:date>2021-12-13T09:33:14.391876301</dc:date>
    <meta:editing-duration>PT23H25M1S</meta:editing-duration>
    <meta:editing-cycles>36</meta:editing-cycles>
    <dc:creator>Дмитрий  Чекунов</dc:creator>
    <meta:document-statistic meta:table-count="0" meta:image-count="0" meta:object-count="0" meta:page-count="1" meta:paragraph-count="16" meta:word-count="170" meta:character-count="1296" meta:non-whitespace-character-count="1137"/>
  </office:meta>
</office:document-meta>
</file>